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style:text-underline-style="none"/>
    </style:style>
    <style:style style:name="P9" style:family="paragraph" style:parent-style-name="Text_20_body">
      <style:text-properties fo:color="#ffffff" style:text-underline-style="solid" style:text-underline-width="auto" style:text-underline-color="font-color"/>
    </style:style>
    <style:style style:name="P10" style:family="paragraph" style:parent-style-name="Standard">
      <style:text-properties fo:color="#ffffff" style:text-underline-style="solid" style:text-underline-width="auto" style:text-underline-color="font-color"/>
    </style:style>
    <style:style style:name="P11" style:family="paragraph" style:parent-style-name="Standard" style:list-style-name="L5"/>
    <style:style style:name="P12" style:family="paragraph" style:parent-style-name="Standard" style:list-style-name="L5">
      <style:text-properties style:text-underline-style="none"/>
    </style:style>
    <style:style style:name="T1" style:family="text" style:parent-style-name="Source_20_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14.12.2006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Stefan Zeltner</text:p>
        </text:list-item>
        <text:list-item>
          <text:p text:style-name="P5">Philipp Gruber</text:p>
        </text:list-item>
        <text:list-item>
          <text:p text:style-name="P5">Reinhard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P4">Steps done</text:p>
      <text:list text:style-name="L3">
        <text:list-item>
          <text:p text:style-name="P6"><text:span text:style-name="T1">Made <text:s/>the scenegraph capable of inserting and managing simple scene objects</text:span></text:p>
        </text:list-item>
        <text:list-item>
          <text:p text:style-name="P6"><text:span text:style-name="T1">After the implementation of the single boxgenerator, moved to the implementation of a n-boxgenerator</text:span></text:p>
        </text:list-item>
        <text:list-item>
          <text:p text:style-name="P6"><text:span text:style-name="T1">The renderer is now capable of drawing OpenGL primitives</text:span></text:p>
        </text:list-item>
        <text:list-item>
          <text:p text:style-name="P6"><text:span text:style-name="T1">Added essential control buttons to the main toolbar for inserting scene objects</text:span></text:p>
          <text:p text:style-name="P6"><text:span text:style-name="T1"/></text:p>
          <text:p text:style-name="P6"><text:span text:style-name="T1"/></text:p>
        </text:list-item>
      </text:list>
      <text:p text:style-name="Text_20_body"/>
      <text:p text:style-name="Standard"/>
      <text:p text:style-name="P4">Tasks until the next meeting</text:p>
      <text:list text:style-name="L4">
        <text:list-item>
          <text:p text:style-name="P7">Focus on putting the existing subsystems together: <text:span text:style-name="T2">all</text:span></text:p>
        </text:list-item>
        <text:list-item>
          <text:p text:style-name="P8">Various modifications as needed by the other modules like the integration of the renderer: <text:span text:style-name="T2">ttischler</text:span></text:p>
        </text:list-item>
        <text:list-item>
          <text:p text:style-name="P7">Hanging in the pluginsystem into the gui to accept user inputs:<text:span text:style-name="T2"> szeltner</text:span></text:p>
        </text:list-item>
        <text:list-item>
          <text:p text:style-name="P7">Changes and improvements in the math library: <text:span text:style-name="T2">rjeschull</text:span></text:p>
        </text:list-item>
        <text:list-item>
          <text:p text:style-name="P7">Changing the names of the enumeration to the nominal standard: <text:span text:style-name="T2">pgruber</text:span></text:p>
        </text:list-item>
        <text:list-item>
          <text:p text:style-name="P7">Submitting scene data to the renderer in the right format: <text:span text:style-name="T2">tkuhndo</text:span></text:p>
        </text:list-item>
      </text:list>
      <text:p text:style-name="P9"/>
      <text:p text:style-name="P10"/>
      <text:p text:style-name="P4">Next milestone</text:p>
      <text:list text:style-name="L5">
        <text:list-item>
          <text:p text:style-name="P11">Beta-Build: 21.12.2006</text:p>
        </text:list-item>
      </text:list>
      <text:p text:style-name="Standard"/>
      <text:p text:style-name="Standard"/>
      <text:p text:style-name="Standard"/>
      <text:p text:style-name="P4">Notes</text:p>
      <text:list text:style-name="L5">
        <text:list-item text:start-value="1">
          <text:p text:style-name="P12">An additional session is attached on the 20.11. to complete the build</text:p>
        </text:list-item>
        <text:list-item>
          <text:p text:style-name="P12">After the Beta Build, the project plan has to be reworked</text:p>
        </text:list-item>
        <text:list-item>
          <text:p text:style-name="P12">For development reasons, it is needed to set up a debug environ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Thomas Kuhndörfer</dc:creator>
    <dc:date>2006-12-20T00:06:47</dc:date>
    <dc:language>de-DE</dc:language>
    <meta:editing-cycles>46</meta:editing-cycles>
    <meta:editing-duration>PT2H3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174" meta:character-count="1114"/>
  </office:meta>
</office:document-meta>
</file>